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7cm" fo:margin-left="-0.002cm" fo:margin-top="0cm" fo:margin-bottom="0cm" table:align="left" style:writing-mode="lr-tb"/>
    </style:style>
    <style:style style:name="Table1.A" style:family="table-column">
      <style:table-column-properties style:column-width="1.887cm"/>
    </style:style>
    <style:style style:name="Table1.B" style:family="table-column">
      <style:table-column-properties style:column-width="15.11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49cm" fo:border-left="1pt solid #000000" fo:border-right="1pt solid #000000" fo:border-top="1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#999999" fo:padding="0.049cm" fo:border-left="1pt solid #000000" fo:border-right="1pt solid #000000" fo:border-top="none" fo:border-bottom="none">
        <style:background-image/>
      </style:table-cell-properties>
    </style:style>
    <style:style style:name="Table1.A3" style:family="table-cell">
      <style:table-cell-properties style:vertical-align="middle" fo:padding="0.049cm" fo:border-left="1pt solid #000000" fo:border-right="1pt solid #000000" fo:border-top="none" fo:border-bottom="none"/>
    </style:style>
    <style:style style:name="Table1.A4" style:family="table-cell">
      <style:table-cell-properties style:vertical-align="middle" fo:background-color="#999999" fo:padding="0.049cm" fo:border-left="1pt solid #000000" fo:border-right="none" fo:border-top="none" fo:border-bottom="none">
        <style:background-image/>
      </style:table-cell-properties>
    </style:style>
    <style:style style:name="Table1.B4" style:family="table-cell">
      <style:table-cell-properties style:vertical-align="middle" fo:background-color="#999999" fo:padding="0.049cm" fo:border-left="none" fo:border-right="1pt solid #000000" fo:border-top="none" fo:border-bottom="none">
        <style:background-image/>
      </style:table-cell-properties>
    </style:style>
    <style:style style:name="Table1.A5" style:family="table-cell">
      <style:table-cell-properties style:vertical-align="middle" fo:padding="0.049cm" fo:border-left="1pt solid #000000" fo:border-right="none" fo:border-top="none" fo:border-bottom="none"/>
    </style:style>
    <style:style style:name="Table1.B5" style:family="table-cell">
      <style:table-cell-properties style:vertical-align="middle" fo:padding="0.049cm" fo:border-left="none" fo:border-right="1pt solid #000000" fo:border-top="none" fo:border-bottom="none"/>
    </style:style>
    <style:style style:name="Table1.6" style:family="table-row">
      <style:table-row-properties style:min-row-height="0.367cm" fo:keep-together="auto"/>
    </style:style>
    <style:style style:name="Table1.A7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1.B7" style:family="table-cell">
      <style:table-cell-properties style:vertical-align="middle" fo:padding="0.049cm" fo:border-left="none" fo:border-right="1pt solid #000000" fo:border-top="none" fo:border-bottom="1pt solid #000000"/>
    </style:style>
    <style:style style:name="P1" style:family="paragraph" style:parent-style-name="Frame_20_contents">
      <style:text-properties officeooo:paragraph-rsid="0002a07c"/>
    </style:style>
    <style:style style:name="P2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en" fo:country="US" officeooo:paragraph-rsid="0002a07c" style:letter-kerning="false" style:font-name-asian="ＭＳ 明朝" style:font-size-asian="11pt" style:language-asian="ja" style:country-asian="JP" style:font-name-complex="Arial" style:font-size-complex="11pt" style:language-complex="ar" style:country-complex="SA"/>
    </style:style>
    <style:style style:name="P3" style:family="paragraph" style:parent-style-name="Standard">
      <style:text-properties officeooo:paragraph-rsid="0006463d"/>
    </style:style>
    <style:style style:name="P4" style:family="paragraph" style:parent-style-name="Table_20_Contents">
      <loext:graphic-properties draw:fill-hatch-name="hatch" draw:opacity="100%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shadow="none" fo:keep-with-next="auto" style:writing-mode="page"/>
      <style:text-properties fo:color="#ffffff" loext:opacity="100%" fo:font-size="6pt" fo:font-style="normal" fo:font-weight="normal" officeooo:rsid="001ae311" officeooo:paragraph-rsid="0006463d" style:font-size-asian="6pt" style:font-style-asian="normal" style:font-weight-asian="normal" style:font-size-complex="6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able_20_Contents">
      <loext:graphic-properties draw:fill-hatch-name="hatch" draw:opacity="100%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shadow="none" fo:keep-with-next="auto" style:writing-mode="page"/>
      <style:text-properties fo:color="#000000" loext:opacity="100%" fo:font-size="6pt" fo:font-style="normal" fo:font-weight="normal" officeooo:rsid="001ae311" officeooo:paragraph-rsid="0006463d" style:font-size-asian="6pt" style:font-style-asian="normal" style:font-weight-asian="normal" style:font-size-complex="6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le_20_Contents">
      <loext:graphic-properties draw:fill-hatch-name="hatch" draw:opacity="100%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shadow="none" fo:keep-with-next="auto" style:writing-mode="page"/>
      <style:text-properties fo:color="#000000" loext:opacity="100%" fo:font-size="6pt" fo:font-style="normal" fo:font-weight="normal" officeooo:rsid="0019a648" officeooo:paragraph-rsid="0006463d" style:font-size-asian="6pt" style:font-style-asian="normal" style:font-weight-asian="normal" style:font-size-complex="6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officeooo:rsid="0006463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0.109cm" svg:y="1.02cm" svg:width="8.756cm" svg:height="3.149cm" draw:z-index="0"><draw:text-box draw:chain-next-name="Frame2"><text:p text:style-name="P1"/><text:p text:style-name="P3"/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4">A1</text:p></table:table-cell><table:covered-table-cell/></table:table-row><table:table-row table:style-name="Table1.1"><table:table-cell table:style-name="Table1.A2" table:number-columns-spanned="2" office:value-type="string"><text:p text:style-name="P5">A2</text:p></table:table-cell><table:covered-table-cell/></table:table-row><table:table-row table:style-name="Table1.1"><table:table-cell table:style-name="Table1.A3" table:number-columns-spanned="2" office:value-type="string"><text:p text:style-name="P5">A3</text:p></table:table-cell><table:covered-table-cell/></table:table-row><table:table-row table:style-name="Table1.1"><table:table-cell table:style-name="Table1.A4" office:value-type="string"><text:p text:style-name="P5">A4</text:p></table:table-cell><table:table-cell table:style-name="Table1.B4" office:value-type="string"><text:p text:style-name="P5">B4</text:p></table:table-cell></table:table-row><table:table-row table:style-name="Table1.1"><table:table-cell table:style-name="Table1.A5" office:value-type="string"><text:p text:style-name="P5">A5, <text:span text:style-name="T1">frame</text:span> 1</text:p></table:table-cell><table:table-cell table:style-name="Table1.B5" office:value-type="string"><text:p text:style-name="P5">B5</text:p></table:table-cell></table:table-row><table:table-row table:style-name="Table1.6"><table:table-cell table:style-name="Table1.A4" office:value-type="string"><text:p text:style-name="P6">A6, <text:span text:style-name="T1">frame</text:span> 2</text:p></table:table-cell><table:table-cell table:style-name="Table1.B4" office:value-type="string"><text:p text:style-name="P6">B6</text:p></table:table-cell></table:table-row><table:table-row table:style-name="Table1.1"><table:table-cell table:style-name="Table1.A7" office:value-type="string"><text:p text:style-name="P6">A7</text:p></table:table-cell><table:table-cell table:style-name="Table1.B7" office:value-type="string"><text:p text:style-name="P6">B7</text:p></table:table-cell></table:table-row></table:table><text:p text:style-name="P3"/></draw:text-box></draw:frame><draw:frame draw:style-name="fr1" draw:name="Frame2" text:anchor-type="paragraph" svg:x="7.923cm" svg:y="8.029cm" svg:width="7.62cm" svg:height="3.838cm" draw:z-index="1"><draw:text-box><text:p text:style-name="Frame_20_contents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ＭＳ 明朝" svg:font-family="'ＭＳ 明朝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08:25:33.769842872</meta:creation-date>
    <dc:date>2023-11-14T09:10:44.666438775</dc:date>
    <meta:editing-duration>PT22M23S</meta:editing-duration>
    <meta:editing-cycles>7</meta:editing-cycles>
    <meta:generator>LibreOfficeDev/24.2.0.0.alpha0$Linux_X86_64 LibreOffice_project/32d4ac4b3e7ed571deb9250d9d69c671a04c9d47</meta:generator>
    <meta:document-statistic meta:table-count="1" meta:image-count="0" meta:object-count="0" meta:page-count="1" meta:paragraph-count="11" meta:word-count="15" meta:character-count="40" meta:non-whitespace-character-count="36"/>
  </office:meta>
</office:document-meta>
</file>